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Standard">
      <style:text-properties officeooo:paragraph-rsid="000b59a2"/>
    </style:style>
    <style:style style:name="P3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4" style:family="paragraph" style:parent-style-name="Standard">
      <style:text-properties style:font-name="Liberation Sans" officeooo:rsid="000c1acd" officeooo:paragraph-rsid="000b59a2"/>
    </style:style>
    <style:style style:name="P5" style:family="paragraph" style:parent-style-name="Standard">
      <style:text-properties style:font-name="Liberation Sans" officeooo:rsid="000b59a2" officeooo:paragraph-rsid="000b59a2"/>
    </style:style>
    <style:style style:name="P6" style:family="paragraph" style:parent-style-name="Standard">
      <style:text-properties officeooo:rsid="00182a5e" officeooo:paragraph-rsid="00182a5e"/>
    </style:style>
    <style:style style:name="P7" style:family="paragraph" style:parent-style-name="Standard">
      <style:text-properties officeooo:rsid="0018b881" officeooo:paragraph-rsid="0018b881"/>
    </style:style>
    <style:style style:name="P8" style:family="paragraph" style:parent-style-name="Text_20_body">
      <style:text-properties officeooo:paragraph-rsid="000a2c6e"/>
    </style:style>
    <style:style style:name="P9" style:family="paragraph" style:parent-style-name="Heading_20_1">
      <style:text-properties officeooo:rsid="0002634c"/>
    </style:style>
    <style:style style:name="P10" style:family="paragraph" style:parent-style-name="Heading_20_1">
      <style:text-properties officeooo:paragraph-rsid="00036019"/>
    </style:style>
    <style:style style:name="P11" style:family="paragraph" style:parent-style-name="Heading_20_2">
      <style:text-properties officeooo:paragraph-rsid="00036019"/>
    </style:style>
    <style:style style:name="P12" style:family="paragraph" style:parent-style-name="Standard">
      <style:text-properties style:font-name="Liberation Sans" officeooo:rsid="001bab20" officeooo:paragraph-rsid="001bab20"/>
    </style:style>
    <style:style style:name="P13" style:family="paragraph" style:parent-style-name="Standard">
      <style:text-properties style:font-name="Liberation Sans" officeooo:rsid="001bab20" officeooo:paragraph-rsid="0016389e"/>
    </style:style>
    <style:style style:name="P14" style:family="paragraph" style:parent-style-name="Standard" style:list-style-name="L1">
      <style:text-properties style:font-name="Liberation Sans" officeooo:rsid="001bab20" officeooo:paragraph-rsid="001bab20"/>
    </style:style>
    <style:style style:name="P15" style:family="paragraph" style:parent-style-name="Standard">
      <style:text-properties style:font-name="Liberation Sans" officeooo:rsid="001d2eb4" officeooo:paragraph-rsid="001d2eb4"/>
    </style:style>
    <style:style style:name="P16" style:family="paragraph" style:parent-style-name="Standard">
      <style:text-properties style:font-name="Liberation Sans" officeooo:rsid="001d88b3" officeooo:paragraph-rsid="001d88b3"/>
    </style:style>
    <style:style style:name="P17" style:family="paragraph" style:parent-style-name="Standard">
      <style:text-properties officeooo:rsid="00182a5e" officeooo:paragraph-rsid="001d2eb4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a2c6e"/>
    </style:style>
    <style:style style:name="T14" style:family="text">
      <style:text-properties style:font-name="Liberation Sans" officeooo:rsid="000b327a"/>
    </style:style>
    <style:style style:name="T15" style:family="text">
      <style:text-properties style:font-name="Liberation Sans" officeooo:rsid="000b59a2"/>
    </style:style>
    <style:style style:name="T16" style:family="text">
      <style:text-properties style:font-name="Liberation Sans" officeooo:rsid="000c1acd"/>
    </style:style>
    <style:style style:name="T17" style:family="text">
      <style:text-properties style:font-name="Liberation Sans" style:text-underline-style="solid" style:text-underline-width="auto" style:text-underline-color="font-color" officeooo:rsid="000c1acd"/>
    </style:style>
    <style:style style:name="T18" style:family="text">
      <style:text-properties style:font-name="Liberation Sans" style:text-underline-style="none" officeooo:rsid="000c1acd"/>
    </style:style>
    <style:style style:name="T19" style:family="text">
      <style:text-properties officeooo:rsid="000a2c6e"/>
    </style:style>
    <style:style style:name="T20" style:family="text">
      <style:text-properties style:font-name="Liberation Sans2" officeooo:rsid="000c1acd"/>
    </style:style>
    <style:style style:name="T21" style:family="text">
      <style:text-properties style:font-name="Noto Serif" style:text-underline-style="none" officeooo:rsid="000c1acd"/>
    </style:style>
    <style:style style:name="T22" style:family="text">
      <style:text-properties officeooo:rsid="000eb795"/>
    </style:style>
    <style:style style:name="T23" style:family="text">
      <style:text-properties officeooo:rsid="0016389e"/>
    </style:style>
    <style:style style:name="T24" style:family="text">
      <style:text-properties officeooo:rsid="0018b881"/>
    </style:style>
    <style:style style:name="T25" style:family="text">
      <style:text-properties officeooo:rsid="001d2eb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eel 1: Introductie</text:h>
      <text:h text:style-name="Heading_20_2" text:outline-level="2">Stap 1: <text:span text:style-name="T5">Teaser</text:span></text:h>
      <text:p text:style-name="P12"><text:span text:style-name="T23">F</text:span>ilmpje "shore turns ship" bekijken: Hoe veilig is "intrinsiek veilig"?</text:p>
      <text:h text:style-name="P11" text:outline-level="2">Stap 2: <text:span text:style-name="T10">Wat kun je na deze les</text:span></text:h>
      <text:p text:style-name="P13">Een besturingssysteem splitsen in lagen, met voor elke laag de juiste technologie m.b.t. de afweging tussen veiligheid en complexiteit.</text:p>
      <text:p text:style-name="P12">"Thin interfaces" definiëren tussen deze lagen.</text:p>
      <text:h text:style-name="P11" text:outline-level="2">Stap 3: <text:span text:style-name="T7">Ophalen benodigde voorkennis</text:span></text:h>
      <text:p text:style-name="P12">Paradigma's<text:span text:style-name="T25"> (letterlijk: denkwijzen)</text:span></text:p>
      <text:p text:style-name="P12"/>
      <text:list xml:id="list677479754" text:style-name="L1">
        <text:list-item>
          <text:p text:style-name="P14">PLC</text:p>
          <text:list>
            <text:list-item>
              <text:p text:style-name="P14">Functional</text:p>
            </text:list-item>
            <text:list-item>
              <text:p text:style-name="P14">State machine</text:p>
              <text:list>
                <text:list-item>
                  <text:p text:style-name="P14">External state</text:p>
                </text:list-item>
                <text:list-item>
                  <text:p text:style-name="P14">Internal state</text:p>
                  <text:p text:style-name="P14"/>
                </text:list-item>
              </text:list>
            </text:list-item>
          </text:list>
        </text:list-item>
        <text:list-item>
          <text:p text:style-name="P14">3GL</text:p>
          <text:list>
            <text:list-item>
              <text:p text:style-name="P14">Object oriented</text:p>
            </text:list-item>
            <text:list-item>
              <text:p text:style-name="P14">Function structured</text:p>
              <text:p text:style-name="P14"/>
            </text:list-item>
          </text:list>
        </text:list-item>
        <text:list-item>
          <text:p text:style-name="P14">Machine learning</text:p>
          <text:list>
            <text:list-item>
              <text:p text:style-name="P14">Supervised</text:p>
              <text:list>
                <text:list-item>
                  <text:p text:style-name="P14">Neural net</text:p>
                </text:list-item>
                <text:list-item>
                  <text:p text:style-name="P14">Regression</text:p>
                </text:list-item>
              </text:list>
            </text:list-item>
            <text:list-item>
              <text:p text:style-name="P14">Unsupervised</text:p>
              <text:list>
                <text:list-item>
                  <text:p text:style-name="P14">Clustering</text:p>
                </text:list-item>
              </text:list>
            </text:list-item>
          </text:list>
        </text:list-item>
      </text:list>
      <text:h text:style-name="P10" text:outline-level="1"><text:span text:style-name="T9">Deel 2: </text:span>Kern</text:h>
      <text:h text:style-name="P11" text:outline-level="2">Stap 4: <text:span text:style-name="T6">U</text:span><text:span text:style-name="T7">itleg van de nieuwe lesstof</text:span></text:h>
      <text:p text:style-name="P15">Layered control: juiste paradigma voor de "task at hand": effectiviteit w.o. security.</text:p>
      <text:p text:style-name="P15">Welke taken zijn er?</text:p>
      <text:p text:style-name="P15">Welk paradigma voor welk soort taak?</text:p>
      <text:p text:style-name="P15">Acceptatie door gebruikers!</text:p>
      <text:p text:style-name="P16">Uitleg modularisering en thin interfaces, exponential -&gt; linear complexity.</text:p>
      <text:h text:style-name="P11" text:outline-level="2">Stap 5: <text:span text:style-name="T5">Voorbeelden en vragen door docent</text:span></text:h>
      <text:p text:style-name="P17"><text:span text:style-name="T25">Bespreking documenten m.b.t. concepts.</text:span></text:p>
      <text:h text:style-name="Heading_20_2" text:outline-level="2"><text:soft-page-break/>Stap 6: <text:span text:style-name="T11">Oefenen met de nieuwe lesstof</text:span></text:h>
      <text:p text:style-name="P15">Ontwerp architectuur container plant met behulp van ORR kaarten.</text:p>
      <text:h text:style-name="P11" text:outline-level="2">Stap 7: Feedback <text:span text:style-name="T5">op gemaakte oefening</text:span></text:h>
      <text:p text:style-name="P8"><text:span text:style-name="T19">Een of meerdere leden van elke groep delen hun beschrijving, docent en medestudenten</text:span><text:span text:style-name="T24"> </text:span><text:span text:style-name="T19">geven feedback, evt. na vragen om nadere uitleg</text:span><text:span text:style-name="T22">.</text:span></text:p>
      <text:h text:style-name="P10" text:outline-level="1"><text:span text:style-name="T9">Deel 3: </text:span>Af<text:span text:style-name="T9">ronding</text:span></text:h>
      <text:h text:style-name="P11" text:outline-level="2">Stap 8: Evalu<text:span text:style-name="T11">eren of deze les goed “geland” is</text:span></text:h>
      <text:p text:style-name="Standard">E<text:span text:style-name="T20">é</text:span>n of meer leden van elke groep stellen vragen en/of geven tips en/of tops.</text:p>
      <text:h text:style-name="P11" text:outline-level="2">Stap 9: <text:span text:style-name="T8">Huiswerk om je de lesstof verder eigen te maken</text:span></text:h>
      <text:p text:style-name="P2"><text:span text:style-name="T13">Z</text:span><text:span text:style-name="T14">ie opdrachten-tab in </text:span><text:span text:style-name="T16">MS-Teams</text:span><text:span text:style-name="T14">.</text:span><text:span text:style-name="T16"><text:line-break/><text:line-break/></text:span><text:span text:style-name="T1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1">ë</text:span><text:span text:style-name="T18">igende wijze in MS-Teams.</text:span><text:span text:style-name="T17"><text:line-break/><text:line-break/></text:span><text:span text:style-name="T14">De resultaten worden d</text:span><text:span text:style-name="T15">eels in de volgende les, deels individueel besproken.</text:span><text:span text:style-name="T14"> Maak de opdrachten op het door jou gekozen niveau zo goed mogelijk, maar wees ook niet bang om f</text:span><text:span text:style-name="T15">outen te maken. </text:span><text:span text:style-name="T16">Het gaat erom dat je een serieuze poging waagt en de docenten je indien nodig kunnen helpen om verder te komen.</text:span></text:p>
      <text:p text:style-name="P4"/>
      <text:p text:style-name="P3"><text:span text:style-name="T16">-</text:span><text:span text:style-name="T12">-//--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18:38:37.982751201</dc:date>
    <meta:editing-duration>PT4H35M3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335" meta:character-count="2081" meta:non-whitespace-character-count="1801"/>
  </office:meta>
</office:document-meta>
</file>